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ok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Spring 1 (m)</text:p>
          </table:table-cell>
          <table:table-cell office:value-type="string" calcext:value-type="string">
            <text:p>Spring 2 (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" calcext:value-type="float">
            <text:p>1.4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6" calcext:value-type="float">
            <text:p>1.9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5" calcext:value-type="float">
            <text:p>2.4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4" calcext:value-type="float">
            <text:p>2.9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3" calcext:value-type="float">
            <text:p>3.4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2" calcext:value-type="float">
            <text:p>3.9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1" calcext:value-type="float">
            <text:p>4.4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2" calcext:value-type="float">
            <text:p>0.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44" meta:object-count="0"/>
    <meta:generator>LibreOffice/6.4.2.2$Linux_X86_64 LibreOffice_project/470efa65018866d4eccd0320fc85de07297c8d71</meta:generator>
  </office:meta>
</office:document-meta>
</file>